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Shell Dlg 2" svg:font-family="'MS Shell Dlg 2'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8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>
      <style:text-properties fo:language="none" fo:country="none" style:font-name-asian="Segoe UI" style:language-asian="none" style:country-asian="none" style:font-name-complex="Tahoma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3pt" style:font-size-asian="13pt" style:font-size-complex="13pt" style:font-name=""/>
    </style:style>
    <style:style style:name="T2" style:family="text">
      <style:text-properties style:font-name=""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9.96mm" svg:height="90.02mm" svg:x="252.75mm" svg:y="1.86mm">
            <draw:object draw:notify-on-update-of-ranges="Feuille1.A1:Feuille1.A1 Feuille1.A2:Feuille1.A13 Feuille1.E1:Feuille1.E1 Feuille1.E2:Feuille1.E13 Feuille1.F1:Feuille1.F1 Feuille1.F2:Feuille1.F13 Feuille1.G1:Feuille1.G1 Feuille1.G2:Feuille1.G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9" table:default-cell-style-name="ce1"/>
        <table:table-row table:style-name="ro1">
          <table:table-cell table:style-name="Default" office:value-type="string" calcext:value-type="string">
            <text:p>t en s</text:p>
          </table:table-cell>
          <table:table-cell table:style-name="Default" office:value-type="string" calcext:value-type="string">
            <text:p>y en m</text:p>
          </table:table-cell>
          <table:table-cell table:style-name="Default" office:value-type="string" calcext:value-type="string">
            <text:p>v en m/s</text:p>
          </table:table-cell>
          <table:table-cell table:style-name="Default" office:value-type="string" calcext:value-type="string">
            <text:p>altitude z (m)</text:p>
          </table:table-cell>
          <table:table-cell table:style-name="Default" office:value-type="string" calcext:value-type="string">
            <text:p>Ep (mJ)</text:p>
          </table:table-cell>
          <table:table-cell table:style-name="Default" office:value-type="string" calcext:value-type="string">
            <text:p>Ec (mJ)</text:p>
          </table:table-cell>
          <table:table-cell table:style-name="Default" office:value-type="string" calcext:value-type="string">
            <text:p>Em (mJ)</text:p>
          </table:table-cell>
          <table:table-cell table:style-name="ce2" office:value-type="string" calcext:value-type="string">
            <text:p><text:span text:style-name="T1">Δ</text:span><text:span text:style-name="T2">ep (mJ)</text:span></text:p>
          </table:table-cell>
          <table:table-cell table:style-name="Default" office:value-type="string" calcext:value-type="string">
            <text:p>Δec (mJ)</text:p>
          </table:table-cell>
          <table:table-cell table:style-name="Default" office:value-type="string" calcext:value-type="string">
            <text:p>Δem (mJ)</text:p>
          </table:table-cell>
        </table:table-row>
        <table:table-row table:style-name="ro2">
          <table:table-cell table:number-columns-repeated="3" office:value-type="float" office:value="0" calcext:value-type="float">
            <text:p>0,00</text:p>
          </table:table-cell>
          <table:table-cell table:formula="of:=[.$A$19]-[.B2]" office:value-type="float" office:value="1" calcext:value-type="float">
            <text:p>1,00</text:p>
          </table:table-cell>
          <table:table-cell table:formula="of:=[.$B$19]*[.$C$19]*[.D2]" office:value-type="float" office:value="490.5" calcext:value-type="float">
            <text:p>490,50</text:p>
          </table:table-cell>
          <table:table-cell table:formula="of:=1/2*[.$B$19]*[.C2]^2" office:value-type="float" office:value="0" calcext:value-type="float">
            <text:p>0,00</text:p>
          </table:table-cell>
          <table:table-cell table:formula="of:=[.E2]+[.F2]" office:value-type="float" office:value="490.5" calcext:value-type="float">
            <text:p>490,50</text:p>
          </table:table-cell>
          <table:table-cell table:formula="of:=[.E2]-[.E1]" office:value-type="string" office:string-value="" calcext:value-type="error">
            <text:p>#VALEUR !</text:p>
          </table:table-cell>
          <table:table-cell table:formula="of:=[.F2]-[.F1]" office:value-type="string" office:string-value="" calcext:value-type="error">
            <text:p>#VALEUR !</text:p>
          </table:table-cell>
          <table:table-cell table:formula="of:=[.G2]-[.G1]" office:value-type="string" office:string-value="" calcext:value-type="error">
            <text:p>#VALEUR !</text:p>
          </table:table-cell>
        </table:table-row>
        <table:table-row table:style-name="ro2">
          <table:table-cell office:value-type="float" office:value="0.04" calcext:value-type="float">
            <text:p>0,04</text:p>
          </table:table-cell>
          <table:table-cell office:value-type="float" office:value="0.0078" calcext:value-type="float">
            <text:p>0,01</text:p>
          </table:table-cell>
          <table:table-cell office:value-type="float" office:value="0.3924" calcext:value-type="float">
            <text:p>0,39</text:p>
          </table:table-cell>
          <table:table-cell table:formula="of:=[.$A$19]-[.B3]" office:value-type="float" office:value="0.9922" calcext:value-type="float">
            <text:p>0,99</text:p>
          </table:table-cell>
          <table:table-cell table:formula="of:=[.$B$19]*[.$C$19]*[.D3]" office:value-type="float" office:value="486.6741" calcext:value-type="float">
            <text:p>486,67</text:p>
          </table:table-cell>
          <table:table-cell table:formula="of:=1/2*[.$B$19]*[.C3]^2" office:value-type="float" office:value="3.849444" calcext:value-type="float">
            <text:p>3,85</text:p>
          </table:table-cell>
          <table:table-cell table:formula="of:=[.E3]+[.F3]" office:value-type="float" office:value="490.523544" calcext:value-type="float">
            <text:p>490,52</text:p>
          </table:table-cell>
          <table:table-cell table:formula="of:=[.E3]-[.E2]" office:value-type="float" office:value="-3.82589999999999" calcext:value-type="float">
            <text:p>-3,83</text:p>
          </table:table-cell>
          <table:table-cell table:formula="of:=[.F3]-[.F2]" office:value-type="float" office:value="3.849444" calcext:value-type="float">
            <text:p>3,85</text:p>
          </table:table-cell>
          <table:table-cell table:formula="of:=[.G3]-[.G2]" office:value-type="float" office:value="0.0235440000000153" calcext:value-type="float">
            <text:p>0,02</text:p>
          </table:table-cell>
        </table:table-row>
        <table:table-row table:style-name="ro2">
          <table:table-cell office:value-type="float" office:value="0.08" calcext:value-type="float">
            <text:p>0,08</text:p>
          </table:table-cell>
          <table:table-cell office:value-type="float" office:value="0.0314" calcext:value-type="float">
            <text:p>0,03</text:p>
          </table:table-cell>
          <table:table-cell office:value-type="float" office:value="0.7848" calcext:value-type="float">
            <text:p>0,78</text:p>
          </table:table-cell>
          <table:table-cell table:formula="of:=[.$A$19]-[.B4]" office:value-type="float" office:value="0.9686" calcext:value-type="float">
            <text:p>0,97</text:p>
          </table:table-cell>
          <table:table-cell table:formula="of:=[.$B$19]*[.$C$19]*[.D4]" office:value-type="float" office:value="475.0983" calcext:value-type="float">
            <text:p>475,10</text:p>
          </table:table-cell>
          <table:table-cell table:formula="of:=1/2*[.$B$19]*[.C4]^2" office:value-type="float" office:value="15.397776" calcext:value-type="float">
            <text:p>15,40</text:p>
          </table:table-cell>
          <table:table-cell table:formula="of:=[.E4]+[.F4]" office:value-type="float" office:value="490.496076" calcext:value-type="float">
            <text:p>490,50</text:p>
          </table:table-cell>
          <table:table-cell table:formula="of:=[.E4]-[.E3]" office:value-type="float" office:value="-11.5758" calcext:value-type="float">
            <text:p>-11,58</text:p>
          </table:table-cell>
          <table:table-cell table:formula="of:=[.F4]-[.F3]" office:value-type="float" office:value="11.548332" calcext:value-type="float">
            <text:p>11,55</text:p>
          </table:table-cell>
          <table:table-cell table:formula="of:=[.G4]-[.G3]" office:value-type="float" office:value="-0.0274679999999989" calcext:value-type="float">
            <text:p>-0,03</text:p>
          </table:table-cell>
        </table:table-row>
        <table:table-row table:style-name="ro2">
          <table:table-cell office:value-type="float" office:value="0.12" calcext:value-type="float">
            <text:p>0,12</text:p>
          </table:table-cell>
          <table:table-cell office:value-type="float" office:value="0.0706" calcext:value-type="float">
            <text:p>0,07</text:p>
          </table:table-cell>
          <table:table-cell office:value-type="float" office:value="1.1772" calcext:value-type="float">
            <text:p>1,18</text:p>
          </table:table-cell>
          <table:table-cell table:formula="of:=[.$A$19]-[.B5]" office:value-type="float" office:value="0.9294" calcext:value-type="float">
            <text:p>0,93</text:p>
          </table:table-cell>
          <table:table-cell table:formula="of:=[.$B$19]*[.$C$19]*[.D5]" office:value-type="float" office:value="455.8707" calcext:value-type="float">
            <text:p>455,87</text:p>
          </table:table-cell>
          <table:table-cell table:formula="of:=1/2*[.$B$19]*[.C5]^2" office:value-type="float" office:value="34.644996" calcext:value-type="float">
            <text:p>34,64</text:p>
          </table:table-cell>
          <table:table-cell table:formula="of:=[.E5]+[.F5]" office:value-type="float" office:value="490.515696" calcext:value-type="float">
            <text:p>490,52</text:p>
          </table:table-cell>
          <table:table-cell table:formula="of:=[.E5]-[.E4]" office:value-type="float" office:value="-19.2276" calcext:value-type="float">
            <text:p>-19,23</text:p>
          </table:table-cell>
          <table:table-cell table:formula="of:=[.F5]-[.F4]" office:value-type="float" office:value="19.24722" calcext:value-type="float">
            <text:p>19,25</text:p>
          </table:table-cell>
          <table:table-cell table:formula="of:=[.G5]-[.G4]" office:value-type="float" office:value="0.0196199999999749" calcext:value-type="float">
            <text:p>0,02</text:p>
          </table:table-cell>
        </table:table-row>
        <table:table-row table:style-name="ro2">
          <table:table-cell office:value-type="float" office:value="0.16" calcext:value-type="float">
            <text:p>0,16</text:p>
          </table:table-cell>
          <table:table-cell office:value-type="float" office:value="0.1256" calcext:value-type="float">
            <text:p>0,13</text:p>
          </table:table-cell>
          <table:table-cell office:value-type="float" office:value="1.5696" calcext:value-type="float">
            <text:p>1,57</text:p>
          </table:table-cell>
          <table:table-cell table:formula="of:=[.$A$19]-[.B6]" office:value-type="float" office:value="0.8744" calcext:value-type="float">
            <text:p>0,87</text:p>
          </table:table-cell>
          <table:table-cell table:formula="of:=[.$B$19]*[.$C$19]*[.D6]" office:value-type="float" office:value="428.8932" calcext:value-type="float">
            <text:p>428,89</text:p>
          </table:table-cell>
          <table:table-cell table:formula="of:=1/2*[.$B$19]*[.C6]^2" office:value-type="float" office:value="61.591104" calcext:value-type="float">
            <text:p>61,59</text:p>
          </table:table-cell>
          <table:table-cell table:formula="of:=[.E6]+[.F6]" office:value-type="float" office:value="490.484304" calcext:value-type="float">
            <text:p>490,48</text:p>
          </table:table-cell>
          <table:table-cell table:formula="of:=[.E6]-[.E5]" office:value-type="float" office:value="-26.9775" calcext:value-type="float">
            <text:p>-26,98</text:p>
          </table:table-cell>
          <table:table-cell table:formula="of:=[.F6]-[.F5]" office:value-type="float" office:value="26.946108" calcext:value-type="float">
            <text:p>26,95</text:p>
          </table:table-cell>
          <table:table-cell table:formula="of:=[.G6]-[.G5]" office:value-type="float" office:value="-0.0313919999999825" calcext:value-type="float">
            <text:p>-0,03</text:p>
          </table:table-cell>
        </table:table-row>
        <table:table-row table:style-name="ro2">
          <table:table-cell office:value-type="float" office:value="0.2" calcext:value-type="float">
            <text:p>0,20</text:p>
          </table:table-cell>
          <table:table-cell office:value-type="float" office:value="0.1962" calcext:value-type="float">
            <text:p>0,20</text:p>
          </table:table-cell>
          <table:table-cell office:value-type="float" office:value="1.962" calcext:value-type="float">
            <text:p>1,96</text:p>
          </table:table-cell>
          <table:table-cell table:formula="of:=[.$A$19]-[.B7]" office:value-type="float" office:value="0.8038" calcext:value-type="float">
            <text:p>0,80</text:p>
          </table:table-cell>
          <table:table-cell table:formula="of:=[.$B$19]*[.$C$19]*[.D7]" office:value-type="float" office:value="394.2639" calcext:value-type="float">
            <text:p>394,26</text:p>
          </table:table-cell>
          <table:table-cell table:formula="of:=1/2*[.$B$19]*[.C7]^2" office:value-type="float" office:value="96.2361" calcext:value-type="float">
            <text:p>96,24</text:p>
          </table:table-cell>
          <table:table-cell table:formula="of:=[.E7]+[.F7]" office:value-type="float" office:value="490.5" calcext:value-type="float">
            <text:p>490,50</text:p>
          </table:table-cell>
          <table:table-cell table:formula="of:=[.E7]-[.E6]" office:value-type="float" office:value="-34.6293" calcext:value-type="float">
            <text:p>-34,63</text:p>
          </table:table-cell>
          <table:table-cell table:formula="of:=[.F7]-[.F6]" office:value-type="float" office:value="34.644996" calcext:value-type="float">
            <text:p>34,64</text:p>
          </table:table-cell>
          <table:table-cell table:formula="of:=[.G7]-[.G6]" office:value-type="float" office:value="0.0156959999999913" calcext:value-type="float">
            <text:p>0,02</text:p>
          </table:table-cell>
        </table:table-row>
        <table:table-row table:style-name="ro2">
          <table:table-cell office:value-type="float" office:value="0.24" calcext:value-type="float">
            <text:p>0,24</text:p>
          </table:table-cell>
          <table:table-cell office:value-type="float" office:value="0.2825" calcext:value-type="float">
            <text:p>0,28</text:p>
          </table:table-cell>
          <table:table-cell office:value-type="float" office:value="2.3544" calcext:value-type="float">
            <text:p>2,35</text:p>
          </table:table-cell>
          <table:table-cell table:formula="of:=[.$A$19]-[.B8]" office:value-type="float" office:value="0.7175" calcext:value-type="float">
            <text:p>0,72</text:p>
          </table:table-cell>
          <table:table-cell table:formula="of:=[.$B$19]*[.$C$19]*[.D8]" office:value-type="float" office:value="351.93375" calcext:value-type="float">
            <text:p>351,93</text:p>
          </table:table-cell>
          <table:table-cell table:formula="of:=1/2*[.$B$19]*[.C8]^2" office:value-type="float" office:value="138.579984" calcext:value-type="float">
            <text:p>138,58</text:p>
          </table:table-cell>
          <table:table-cell table:formula="of:=[.E8]+[.F8]" office:value-type="float" office:value="490.513734" calcext:value-type="float">
            <text:p>490,51</text:p>
          </table:table-cell>
          <table:table-cell table:formula="of:=[.E8]-[.E7]" office:value-type="float" office:value="-42.3301499999999" calcext:value-type="float">
            <text:p>-42,33</text:p>
          </table:table-cell>
          <table:table-cell table:formula="of:=[.F8]-[.F7]" office:value-type="float" office:value="42.343884" calcext:value-type="float">
            <text:p>42,34</text:p>
          </table:table-cell>
          <table:table-cell table:formula="of:=[.G8]-[.G7]" office:value-type="float" office:value="0.0137339999999995" calcext:value-type="float">
            <text:p>0,01</text:p>
          </table:table-cell>
        </table:table-row>
        <table:table-row table:style-name="ro2">
          <table:table-cell office:value-type="float" office:value="0.28" calcext:value-type="float">
            <text:p>0,28</text:p>
          </table:table-cell>
          <table:table-cell office:value-type="float" office:value="0.3846" calcext:value-type="float">
            <text:p>0,38</text:p>
          </table:table-cell>
          <table:table-cell office:value-type="float" office:value="2.7468" calcext:value-type="float">
            <text:p>2,75</text:p>
          </table:table-cell>
          <table:table-cell table:formula="of:=[.$A$19]-[.B9]" office:value-type="float" office:value="0.6154" calcext:value-type="float">
            <text:p>0,62</text:p>
          </table:table-cell>
          <table:table-cell table:formula="of:=[.$B$19]*[.$C$19]*[.D9]" office:value-type="float" office:value="301.8537" calcext:value-type="float">
            <text:p>301,85</text:p>
          </table:table-cell>
          <table:table-cell table:formula="of:=1/2*[.$B$19]*[.C9]^2" office:value-type="float" office:value="188.622756" calcext:value-type="float">
            <text:p>188,62</text:p>
          </table:table-cell>
          <table:table-cell table:formula="of:=[.E9]+[.F9]" office:value-type="float" office:value="490.476456" calcext:value-type="float">
            <text:p>490,48</text:p>
          </table:table-cell>
          <table:table-cell table:formula="of:=[.E9]-[.E8]" office:value-type="float" office:value="-50.0800500000001" calcext:value-type="float">
            <text:p>-50,08</text:p>
          </table:table-cell>
          <table:table-cell table:formula="of:=[.F9]-[.F8]" office:value-type="float" office:value="50.042772" calcext:value-type="float">
            <text:p>50,04</text:p>
          </table:table-cell>
          <table:table-cell table:formula="of:=[.G9]-[.G8]" office:value-type="float" office:value="-0.0372780000000716" calcext:value-type="float">
            <text:p>-0,04</text:p>
          </table:table-cell>
        </table:table-row>
        <table:table-row table:style-name="ro2">
          <table:table-cell office:value-type="float" office:value="0.32" calcext:value-type="float">
            <text:p>0,32</text:p>
          </table:table-cell>
          <table:table-cell office:value-type="float" office:value="0.5023" calcext:value-type="float">
            <text:p>0,50</text:p>
          </table:table-cell>
          <table:table-cell office:value-type="float" office:value="3.1392" calcext:value-type="float">
            <text:p>3,14</text:p>
          </table:table-cell>
          <table:table-cell table:formula="of:=[.$A$19]-[.B10]" office:value-type="float" office:value="0.4977" calcext:value-type="float">
            <text:p>0,50</text:p>
          </table:table-cell>
          <table:table-cell table:formula="of:=[.$B$19]*[.$C$19]*[.D10]" office:value-type="float" office:value="244.12185" calcext:value-type="float">
            <text:p>244,12</text:p>
          </table:table-cell>
          <table:table-cell table:formula="of:=1/2*[.$B$19]*[.C10]^2" office:value-type="float" office:value="246.364416" calcext:value-type="float">
            <text:p>246,36</text:p>
          </table:table-cell>
          <table:table-cell table:formula="of:=[.E10]+[.F10]" office:value-type="float" office:value="490.486266" calcext:value-type="float">
            <text:p>490,49</text:p>
          </table:table-cell>
          <table:table-cell table:formula="of:=[.E10]-[.E9]" office:value-type="float" office:value="-57.7318499999999" calcext:value-type="float">
            <text:p>-57,73</text:p>
          </table:table-cell>
          <table:table-cell table:formula="of:=[.F10]-[.F9]" office:value-type="float" office:value="57.7416600000001" calcext:value-type="float">
            <text:p>57,74</text:p>
          </table:table-cell>
          <table:table-cell table:formula="of:=[.G10]-[.G9]" office:value-type="float" office:value="0.00981000000012955" calcext:value-type="float">
            <text:p>0,01</text:p>
          </table:table-cell>
        </table:table-row>
        <table:table-row table:style-name="ro2">
          <table:table-cell office:value-type="float" office:value="0.36" calcext:value-type="float">
            <text:p>0,36</text:p>
          </table:table-cell>
          <table:table-cell office:value-type="float" office:value="0.6357" calcext:value-type="float">
            <text:p>0,64</text:p>
          </table:table-cell>
          <table:table-cell office:value-type="float" office:value="3.5316" calcext:value-type="float">
            <text:p>3,53</text:p>
          </table:table-cell>
          <table:table-cell table:formula="of:=[.$A$19]-[.B11]" office:value-type="float" office:value="0.3643" calcext:value-type="float">
            <text:p>0,36</text:p>
          </table:table-cell>
          <table:table-cell table:formula="of:=[.$B$19]*[.$C$19]*[.D11]" office:value-type="float" office:value="178.68915" calcext:value-type="float">
            <text:p>178,69</text:p>
          </table:table-cell>
          <table:table-cell table:formula="of:=1/2*[.$B$19]*[.C11]^2" office:value-type="float" office:value="311.804964" calcext:value-type="float">
            <text:p>311,80</text:p>
          </table:table-cell>
          <table:table-cell table:formula="of:=[.E11]+[.F11]" office:value-type="float" office:value="490.494114" calcext:value-type="float">
            <text:p>490,49</text:p>
          </table:table-cell>
          <table:table-cell table:formula="of:=[.E11]-[.E10]" office:value-type="float" office:value="-65.4327" calcext:value-type="float">
            <text:p>-65,43</text:p>
          </table:table-cell>
          <table:table-cell table:formula="of:=[.F11]-[.F10]" office:value-type="float" office:value="65.440548" calcext:value-type="float">
            <text:p>65,44</text:p>
          </table:table-cell>
          <table:table-cell table:formula="of:=[.G11]-[.G10]" office:value-type="float" office:value="0.00784799999996721" calcext:value-type="float">
            <text:p>0,01</text:p>
          </table:table-cell>
        </table:table-row>
        <table:table-row table:style-name="ro2">
          <table:table-cell office:value-type="float" office:value="0.4" calcext:value-type="float">
            <text:p>0,40</text:p>
          </table:table-cell>
          <table:table-cell office:value-type="float" office:value="0.7848" calcext:value-type="float">
            <text:p>0,78</text:p>
          </table:table-cell>
          <table:table-cell office:value-type="float" office:value="3.924" calcext:value-type="float">
            <text:p>3,92</text:p>
          </table:table-cell>
          <table:table-cell table:formula="of:=[.$A$19]-[.B12]" office:value-type="float" office:value="0.2152" calcext:value-type="float">
            <text:p>0,22</text:p>
          </table:table-cell>
          <table:table-cell table:formula="of:=[.$B$19]*[.$C$19]*[.D12]" office:value-type="float" office:value="105.5556" calcext:value-type="float">
            <text:p>105,56</text:p>
          </table:table-cell>
          <table:table-cell table:formula="of:=1/2*[.$B$19]*[.C12]^2" office:value-type="float" office:value="384.9444" calcext:value-type="float">
            <text:p>384,94</text:p>
          </table:table-cell>
          <table:table-cell table:formula="of:=[.E12]+[.F12]" office:value-type="float" office:value="490.5" calcext:value-type="float">
            <text:p>490,50</text:p>
          </table:table-cell>
          <table:table-cell table:formula="of:=[.E12]-[.E11]" office:value-type="float" office:value="-73.13355" calcext:value-type="float">
            <text:p>-73,13</text:p>
          </table:table-cell>
          <table:table-cell table:formula="of:=[.F12]-[.F11]" office:value-type="float" office:value="73.139436" calcext:value-type="float">
            <text:p>73,14</text:p>
          </table:table-cell>
          <table:table-cell table:formula="of:=[.G12]-[.G11]" office:value-type="float" office:value="0.00588599999997541" calcext:value-type="float">
            <text:p>0,01</text:p>
          </table:table-cell>
        </table:table-row>
        <table:table-row table:style-name="ro2">
          <table:table-cell office:value-type="float" office:value="0.44" calcext:value-type="float">
            <text:p>0,44</text:p>
          </table:table-cell>
          <table:table-cell office:value-type="float" office:value="0.9496" calcext:value-type="float">
            <text:p>0,95</text:p>
          </table:table-cell>
          <table:table-cell office:value-type="float" office:value="4.3164" calcext:value-type="float">
            <text:p>4,32</text:p>
          </table:table-cell>
          <table:table-cell table:formula="of:=[.$A$19]-[.B13]" office:value-type="float" office:value="0.0504" calcext:value-type="float">
            <text:p>0,05</text:p>
          </table:table-cell>
          <table:table-cell table:formula="of:=[.$B$19]*[.$C$19]*[.D13]" office:value-type="float" office:value="24.7212" calcext:value-type="float">
            <text:p>24,72</text:p>
          </table:table-cell>
          <table:table-cell table:formula="of:=1/2*[.$B$19]*[.C13]^2" office:value-type="float" office:value="465.782724" calcext:value-type="float">
            <text:p>465,78</text:p>
          </table:table-cell>
          <table:table-cell table:formula="of:=[.E13]+[.F13]" office:value-type="float" office:value="490.503924" calcext:value-type="float">
            <text:p>490,50</text:p>
          </table:table-cell>
          <table:table-cell table:formula="of:=[.E13]-[.E12]" office:value-type="float" office:value="-80.8344" calcext:value-type="float">
            <text:p>-80,83</text:p>
          </table:table-cell>
          <table:table-cell table:formula="of:=[.F13]-[.F12]" office:value-type="float" office:value="80.8383240000001" calcext:value-type="float">
            <text:p>80,84</text:p>
          </table:table-cell>
          <table:table-cell table:formula="of:=[.G13]-[.G12]" office:value-type="float" office:value="0.00392400000015414" calcext:value-type="float">
            <text:p>0,00</text:p>
          </table:table-cell>
        </table:table-row>
        <table:table-row table:style-name="ro2" table:number-rows-repeated="4">
          <table:table-cell table:style-name="Default" table:number-columns-repeated="10"/>
        </table:table-row>
        <table:table-row table:style-name="ro2">
          <table:table-cell table:style-name="Default" office:value-type="string" calcext:value-type="string">
            <text:p>hauteur initiale</text:p>
          </table:table-cell>
          <table:table-cell table:style-name="Default" office:value-type="string" calcext:value-type="string">
            <text:p>masse bille</text:p>
          </table:table-cell>
          <table:table-cell table:style-name="Default" office:value-type="string" calcext:value-type="string">
            <text:p>g</text:p>
          </table:table-cell>
          <table:table-cell table:style-name="Default" table:number-columns-repeated="7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9.81" calcext:value-type="float">
            <text:p>9,81</text:p>
          </table:table-cell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Shell Dlg 2" svg:font-family="'MS Shell Dlg 2'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24T14:16:56.969000000</meta:creation-date>
    <dc:date>2023-01-24T14:53:37.868000000</dc:date>
    <meta:editing-duration>PT5M21S</meta:editing-duration>
    <meta:editing-cycles>3</meta:editing-cycles>
    <meta:generator>LibreOffice/6.2.4.2$Windows_X86_64 LibreOffice_project/2412653d852ce75f65fbfa83fb7e7b669a126d64</meta:generator>
    <meta:document-statistic meta:table-count="1" meta:cell-count="1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7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07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07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7cm" svg:height="9.003cm" xlink:href=".." xlink:type="simple" chart:class="chart:line" chart:style-name="ch1">
        <chart:legend chart:legend-position="bottom" svg:x="4.418cm" svg:y="8.404cm" style:legend-expansion="wide" chart:style-name="ch2"/>
        <chart:plot-area chart:style-name="ch3" table:cell-range-address="Feuille1.A1:Feuille1.A13 Feuille1.E1:Feuille1.G13" chart:data-source-has-labels="both" svg:x="0.319cm" svg:y="0.18cm" svg:width="15.359cm" svg:height="7.86cm">
          <chartooo:coordinate-region svg:x="1.602cm" svg:y="0.38cm" svg:width="13.744cm" svg:height="7.013cm"/>
          <chart:axis chart:dimension="x" chart:name="primary-x" chart:style-name="ch4" chartooo:axis-type="auto">
            <chartooo:date-scale/>
            <chart:categories table:cell-range-address="Feuille1.A2:Feuille1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E2:Feuille1.E13" chart:label-cell-address="Feuille1.E1:Feuille1.E1" chart:class="chart:line">
            <chart:data-point chart:repeated="12"/>
          </chart:series>
          <chart:series chart:style-name="ch7" chart:values-cell-range-address="Feuille1.F2:Feuille1.F13" chart:label-cell-address="Feuille1.F1:Feuille1.F1" chart:class="chart:line">
            <chart:data-point chart:repeated="12"/>
          </chart:series>
          <chart:series chart:style-name="ch8" chart:values-cell-range-address="Feuille1.G2:Feuille1.G13" chart:label-cell-address="Feuille1.G1:Feuille1.G1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 (mJ)</text:p>
                <draw:g>
                  <svg:desc>Feuille1.E1:Feuille1.E1</svg:desc>
                </draw:g>
              </table:table-cell>
              <table:table-cell office:value-type="string">
                <text:p>Ec (mJ)</text:p>
                <draw:g>
                  <svg:desc>Feuille1.F1:Feuille1.F1</svg:desc>
                </draw:g>
              </table:table-cell>
              <table:table-cell office:value-type="string">
                <text:p>Em (mJ)</text:p>
                <draw:g>
                  <svg:desc>Feuille1.G1:Feuille1.G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euille1.A2:Feuille1.A13</svg:desc>
                </draw:g>
              </table:table-cell>
              <table:table-cell office:value-type="float" office:value="490.5">
                <text:p>490.5</text:p>
                <draw:g>
                  <svg:desc>Feuille1.E2:Feuille1.E13</svg:desc>
                </draw:g>
              </table:table-cell>
              <table:table-cell office:value-type="float" office:value="0">
                <text:p>0</text:p>
                <draw:g>
                  <svg:desc>Feuille1.F2:Feuille1.F13</svg:desc>
                </draw:g>
              </table:table-cell>
              <table:table-cell office:value-type="float" office:value="490.5">
                <text:p>490.5</text:p>
                <draw:g>
                  <svg:desc>Feuille1.G2:Feuille1.G13</svg:desc>
                </draw:g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486.6741">
                <text:p>486.6741</text:p>
              </table:table-cell>
              <table:table-cell office:value-type="float" office:value="3.849444">
                <text:p>3.849444</text:p>
              </table:table-cell>
              <table:table-cell office:value-type="float" office:value="490.523544">
                <text:p>490.523544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475.0983">
                <text:p>475.0983</text:p>
              </table:table-cell>
              <table:table-cell office:value-type="float" office:value="15.397776">
                <text:p>15.397776</text:p>
              </table:table-cell>
              <table:table-cell office:value-type="float" office:value="490.496076">
                <text:p>490.496076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455.8707">
                <text:p>455.8707</text:p>
              </table:table-cell>
              <table:table-cell office:value-type="float" office:value="34.644996">
                <text:p>34.644996</text:p>
              </table:table-cell>
              <table:table-cell office:value-type="float" office:value="490.515696">
                <text:p>490.515696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428.8932">
                <text:p>428.8932</text:p>
              </table:table-cell>
              <table:table-cell office:value-type="float" office:value="61.591104">
                <text:p>61.591104</text:p>
              </table:table-cell>
              <table:table-cell office:value-type="float" office:value="490.484304">
                <text:p>490.484304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394.2639">
                <text:p>394.2639</text:p>
              </table:table-cell>
              <table:table-cell office:value-type="float" office:value="96.2361">
                <text:p>96.2361</text:p>
              </table:table-cell>
              <table:table-cell office:value-type="float" office:value="490.5">
                <text:p>490.5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351.93375">
                <text:p>351.93375</text:p>
              </table:table-cell>
              <table:table-cell office:value-type="float" office:value="138.579984">
                <text:p>138.579984</text:p>
              </table:table-cell>
              <table:table-cell office:value-type="float" office:value="490.513734">
                <text:p>490.513734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301.8537">
                <text:p>301.8537</text:p>
              </table:table-cell>
              <table:table-cell office:value-type="float" office:value="188.622756">
                <text:p>188.622756</text:p>
              </table:table-cell>
              <table:table-cell office:value-type="float" office:value="490.476456">
                <text:p>490.476456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244.12185">
                <text:p>244.12185</text:p>
              </table:table-cell>
              <table:table-cell office:value-type="float" office:value="246.364416">
                <text:p>246.364416</text:p>
              </table:table-cell>
              <table:table-cell office:value-type="float" office:value="490.486266">
                <text:p>490.486266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178.68915">
                <text:p>178.68915</text:p>
              </table:table-cell>
              <table:table-cell office:value-type="float" office:value="311.804964">
                <text:p>311.804964</text:p>
              </table:table-cell>
              <table:table-cell office:value-type="float" office:value="490.494114">
                <text:p>490.494114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05.5556">
                <text:p>105.5556</text:p>
              </table:table-cell>
              <table:table-cell office:value-type="float" office:value="384.9444">
                <text:p>384.9444</text:p>
              </table:table-cell>
              <table:table-cell office:value-type="float" office:value="490.5">
                <text:p>490.5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24.7212">
                <text:p>24.7212</text:p>
              </table:table-cell>
              <table:table-cell office:value-type="float" office:value="465.782724">
                <text:p>465.782724</text:p>
              </table:table-cell>
              <table:table-cell office:value-type="float" office:value="490.503924">
                <text:p>490.5039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